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94000000E7A1C84572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95cm" svg:height="4.571cm" svg:x="0.442cm" svg:y="0.244cm">
          <draw:image xlink:href="Pictures/2000000200000194000000E7A1C84572.eps" xlink:type="simple" xlink:show="embed" xlink:actuate="onLoad">
            <text:p/>
          </draw:image>
        </draw:frame>
        <draw:frame draw:style-name="gr2" draw:layer="layout" svg:width="0.549cm" svg:height="0.529cm" svg:x="0.614cm" svg:y="3.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99cm" svg:height="0.529cm" svg:x="0.562cm" svg:y="2.1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78cm" svg:height="0.529cm" svg:x="0.587cm" svg:y="1.12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6cm" svg:height="0.529cm" svg:x="7.803cm" svg:y="3.5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37cm" svg:height="0.529cm" svg:x="7.802cm" svg:y="0.9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1.797cm" svg:height="0.696cm" draw:transform="rotate (1.5707963267946) translate (2.574cm 3.337cm)">
          <draw:text-box>
            <text:p><text:span text:style-name="T1">شناخت کنند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1T19:45:13</dc:date>
    <dc:creator>kkk </dc:creator>
    <meta:editing-duration>PT6H2M23S</meta:editing-duration>
    <meta:editing-cycles>33</meta:editing-cycles>
    <meta:generator>LibreOffice/3.3$Linux LibreOffice_project/330m19$Build-401</meta:generator>
    <meta:document-statistic meta:object-count="7"/>
  </office:meta>
</office:document-meta>
</file>

<file path=Object 1/content.xml><?xml version="1.0" encoding="utf-8"?>
<math xmlns="http://www.w3.org/1998/Math/MathML">
  <semantics>
    <msub>
      <mi>c</mi>
      <mn>0</mn>
    </msub>
    <annotation encoding="StarMath 5.0">c_0</annotation>
  </semantics>
</math>
</file>

<file path=Object 2/content.xml><?xml version="1.0" encoding="utf-8"?>
<math xmlns="http://www.w3.org/1998/Math/MathML">
  <semantics>
    <msub>
      <mi>y</mi>
      <mn>0</mn>
    </msub>
    <annotation encoding="StarMath 5.0">y_0</annotation>
  </semantics>
</math>
</file>

<file path=Object 3/content.xml><?xml version="1.0" encoding="utf-8"?>
<math xmlns="http://www.w3.org/1998/Math/MathML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>
  <semantics>
    <msub>
      <mi>s</mi>
      <mn>0</mn>
    </msub>
    <annotation encoding="StarMath 5.0">s_0</annotation>
  </semantics>
</math>
</file>

<file path=Object 5/content.xml><?xml version="1.0" encoding="utf-8"?>
<math xmlns="http://www.w3.org/1998/Math/MathML">
  <semantics>
    <msub>
      <mi>c</mi>
      <mn>1</mn>
    </msub>
    <annotation encoding="StarMath 5.0">c_1</annotation>
  </semantics>
</math>
</file>